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60000048DA2A556DCC3E18A41.png" manifest:media-type="image/png"/>
  <manifest:file-entry manifest:full-path="Pictures/10000001000005C60000048DA0A8D35B5ACF74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6.6929in" svg:height="5.2752in" draw:z-index="0"><draw:image xlink:href="Pictures/10000001000005C60000048DA0A8D35B5ACF7455.png" xlink:type="simple" xlink:show="embed" xlink:actuate="onLoad" draw:mime-type="image/png"/></draw:frame><draw:frame draw:style-name="fr1" draw:name="Image2" text:anchor-type="char" svg:x="0in" svg:y="5.2744in" svg:width="6.6929in" svg:height="5.2752in" draw:z-index="1"><draw:image xlink:href="Pictures/10000001000005C60000048DA2A556DCC3E18A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2:43:59.222701138</meta:creation-date>
    <dc:date>2023-04-26T12:45:33.376950483</dc:date>
    <meta:editing-duration>PT1M3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